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Verdana" svg:font-family="Verdana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8.898cm" table:align="right"/>
    </style:style>
    <style:style style:name="Tableau1.A" style:family="table-column">
      <style:table-column-properties style:column-width="1.263cm"/>
    </style:style>
    <style:style style:name="Tableau1.B" style:family="table-column">
      <style:table-column-properties style:column-width="0.086cm"/>
    </style:style>
    <style:style style:name="Tableau1.C" style:family="table-column">
      <style:table-column-properties style:column-width="0.556cm"/>
    </style:style>
    <style:style style:name="Tableau1.D" style:family="table-column">
      <style:table-column-properties style:column-width="2.745cm"/>
    </style:style>
    <style:style style:name="Tableau1.E" style:family="table-column">
      <style:table-column-properties style:column-width="4.752cm"/>
    </style:style>
    <style:style style:name="Tableau1.F" style:family="table-column">
      <style:table-column-properties style:column-width="4.75cm"/>
    </style:style>
    <style:style style:name="Tableau1.G" style:family="table-column">
      <style:table-column-properties style:column-width="2.746cm"/>
    </style:style>
    <style:style style:name="Tableau1.H" style:family="table-column">
      <style:table-column-properties style:column-width="2cm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H1" style:family="table-cell">
      <style:table-cell-properties fo:padding="0.049cm" fo:border="0.05pt solid #000000" style:writing-mode="page"/>
    </style:style>
    <style:style style:name="Tableau1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P1" style:family="paragraph" style:parent-style-name="Standard">
      <style:text-properties officeooo:paragraph-rsid="000362c0"/>
    </style:style>
    <style:style style:name="P2" style:family="paragraph" style:parent-style-name="Standard">
      <style:paragraph-properties fo:text-align="start" style:justify-single-word="false"/>
      <style:text-properties officeooo:rsid="000362c0" officeooo:paragraph-rsid="000362c0"/>
    </style:style>
    <style:style style:name="P3" style:family="paragraph" style:parent-style-name="Standard">
      <style:text-properties officeooo:paragraph-rsid="00048e7a"/>
    </style:style>
    <style:style style:name="P4" style:family="paragraph" style:parent-style-name="Table_20_Contents">
      <style:text-properties officeooo:rsid="000362c0" officeooo:paragraph-rsid="000362c0"/>
    </style:style>
    <style:style style:name="P5" style:family="paragraph" style:parent-style-name="Table_20_Contents">
      <style:paragraph-properties fo:text-align="center" style:justify-single-word="false"/>
      <style:text-properties fo:text-transform="uppercase" fo:font-weight="bold" officeooo:rsid="000362c0" officeooo:paragraph-rsid="0004829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style="italic" officeooo:rsid="000362c0" officeooo:paragraph-rsid="000362c0" style:font-size-asian="11pt" style:font-style-asian="italic" style:font-size-complex="11pt" style:font-style-complex="italic"/>
    </style:style>
    <style:style style:name="P7" style:family="paragraph" style:parent-style-name="Table_20_Contents">
      <style:paragraph-properties fo:text-align="end" style:justify-single-word="false"/>
      <style:text-properties officeooo:rsid="0004829b" officeooo:paragraph-rsid="0004829b"/>
    </style:style>
    <style:style style:name="P8" style:family="paragraph" style:parent-style-name="Standard">
      <style:text-properties fo:font-size="9pt" officeooo:rsid="0004829b" officeooo:paragraph-rsid="0004829b" fo:background-color="#dee6ef" style:font-size-asian="9pt" style:font-size-complex="9pt"/>
    </style:style>
    <style:style style:name="P9" style:family="paragraph" style:parent-style-name="Standard">
      <style:paragraph-properties fo:text-align="center" style:justify-single-word="false"/>
      <style:text-properties fo:font-size="8pt" officeooo:rsid="0004829b" officeooo:paragraph-rsid="0004829b" fo:background-color="#ff6d6d" style:font-size-asian="8pt" style:font-size-complex="8pt"/>
    </style:style>
    <style:style style:name="P10" style:family="paragraph" style:parent-style-name="Standard">
      <style:paragraph-properties fo:text-align="center" style:justify-single-word="false"/>
      <style:text-properties fo:font-size="8pt" officeooo:rsid="0004829b" officeooo:paragraph-rsid="0004829b" fo:background-color="#ffffa6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fo:font-size="8pt" officeooo:rsid="0004829b" officeooo:paragraph-rsid="0004829b" fo:background-color="#81d41a" style:font-size-asian="8pt" style:font-size-complex="8pt"/>
    </style:style>
    <style:style style:name="P12" style:family="paragraph" style:parent-style-name="Standard">
      <style:paragraph-properties fo:text-align="center" style:justify-single-word="false"/>
      <style:text-properties fo:font-size="8pt" officeooo:rsid="0004829b" officeooo:paragraph-rsid="0004829b" fo:background-color="#158466" style:font-size-asian="8pt" style:font-size-complex="8pt"/>
    </style:style>
    <style:style style:name="P13" style:family="paragraph" style:parent-style-name="Standard">
      <style:paragraph-properties fo:text-align="start" style:justify-single-word="false"/>
      <style:text-properties fo:font-size="11pt" fo:font-style="normal" officeooo:rsid="0007d886" officeooo:paragraph-rsid="0007d886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ize="11pt" officeooo:rsid="0007d886" officeooo:paragraph-rsid="0007d886" fo:background-color="transparent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fo:font-size="11pt" officeooo:rsid="0007d886" officeooo:paragraph-rsid="000b4baf" fo:background-color="transparent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fo:font-size="11pt" officeooo:rsid="000b4baf" officeooo:paragraph-rsid="000b4baf" fo:background-color="transparent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fo:color="#b2b2b2" loext:opacity="100%" fo:font-size="11pt" fo:font-style="normal" officeooo:rsid="0007d886" officeooo:paragraph-rsid="0007d886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/>
      <style:text-properties fo:font-size="7pt" officeooo:rsid="0007d886" officeooo:paragraph-rsid="0007d886" style:font-size-asian="7pt" style:font-size-complex="7pt"/>
    </style:style>
    <style:style style:name="P19" style:family="paragraph" style:parent-style-name="Standard">
      <style:paragraph-properties fo:text-align="center" style:justify-single-word="false"/>
      <style:text-properties fo:font-size="7pt" officeooo:paragraph-rsid="000362c0" style:font-size-asian="7pt" style:font-size-complex="7pt"/>
    </style:style>
    <style:style style:name="P20" style:family="paragraph" style:parent-style-name="Standard">
      <style:paragraph-properties fo:text-align="center" style:justify-single-word="false"/>
      <style:text-properties fo:font-size="7pt" officeooo:rsid="000b4baf" officeooo:paragraph-rsid="000b4baf" fo:background-color="transparent" style:font-size-asian="7pt" style:font-size-complex="7pt"/>
    </style:style>
    <style:style style:name="P21" style:family="paragraph" style:parent-style-name="Table_20_Contents">
      <style:paragraph-properties fo:text-align="center" style:justify-single-word="false"/>
      <style:text-properties fo:font-size="11pt" fo:font-style="italic" officeooo:rsid="0006e60f" officeooo:paragraph-rsid="0006e60f" style:font-size-asian="11pt" style:font-style-asian="italic" style:font-size-complex="11pt" style:font-style-complex="italic"/>
    </style:style>
    <style:style style:name="P22" style:family="paragraph" style:parent-style-name="Table_20_Contents">
      <style:text-properties fo:color="#000000" loext:opacity="100%" fo:font-size="9pt" officeooo:rsid="001644d4" officeooo:paragraph-rsid="0004829b" fo:background-color="#dee6ef" style:font-size-asian="9pt" style:font-size-complex="9pt"/>
    </style:style>
    <style:style style:name="P23" style:family="paragraph" style:parent-style-name="Table_20_Contents">
      <style:text-properties fo:color="#000000" loext:opacity="100%" fo:font-size="9pt" officeooo:rsid="0020e0a5" officeooo:paragraph-rsid="0004829b" fo:background-color="#dee6ef" style:font-size-asian="9pt" style:font-size-complex="9pt"/>
    </style:style>
    <style:style style:name="P24" style:family="paragraph" style:parent-style-name="Table_20_Contents">
      <style:text-properties fo:color="#000000" loext:opacity="100%" fo:font-size="9pt" officeooo:rsid="0014213a" officeooo:paragraph-rsid="0014213a" fo:background-color="#dee6ef" style:font-size-asian="9pt" style:font-size-complex="9pt"/>
    </style:style>
    <style:style style:name="P25" style:family="paragraph" style:parent-style-name="Table_20_Contents">
      <style:text-properties fo:color="#000000" loext:opacity="100%" fo:font-size="9pt" officeooo:rsid="001da4c3" officeooo:paragraph-rsid="001da4c3" fo:background-color="#dee6ef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fo:font-size="7pt" officeooo:rsid="001644d4" officeooo:paragraph-rsid="0004829b" fo:background-color="transparent" style:font-size-asian="7pt" style:font-size-complex="7pt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fo:font-size="7pt" officeooo:rsid="0007d886" officeooo:paragraph-rsid="0007d886" fo:background-color="transparent" style:font-size-asian="7pt" style:font-size-complex="7pt"/>
    </style:style>
    <style:style style:name="T1" style:family="text">
      <style:text-properties officeooo:rsid="0004829b"/>
    </style:style>
    <style:style style:name="T2" style:family="text">
      <style:text-properties fo:color="#000000" loext:opacity="100%" officeooo:rsid="001d0f79"/>
    </style:style>
    <style:style style:name="T3" style:family="text">
      <style:text-properties fo:color="#000000" loext:opacity="100%" fo:font-weight="bold" officeooo:rsid="001d0f79" style:font-weight-asian="bold" style:font-weight-complex="bold"/>
    </style:style>
    <style:style style:name="T4" style:family="text">
      <style:text-properties officeooo:rsid="0024d6eb"/>
    </style:style>
    <style:style style:name="T5" style:family="text">
      <style:text-properties officeooo:rsid="000547a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4829b" style:font-weight-asian="bold" style:font-weight-complex="bold"/>
    </style:style>
    <style:style style:name="T8" style:family="text">
      <style:text-properties officeooo:rsid="0006e60f"/>
    </style:style>
    <style:style style:name="T9" style:family="text">
      <style:text-properties officeooo:rsid="0007d886"/>
    </style:style>
    <style:style style:name="T10" style:family="text">
      <style:text-properties fo:color="#b2b2b2" loext:opacity="100%"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 table:style-name="TableLine1567841095440">
          <table:table-cell table:style-name="Tableau1.A1" table:number-columns-spanned="3" office:value-type="string">
            <text:p text:style-name="P4">6emes</text:p>
            <text:p text:style-name="P6"/>
          </table:table-cell>
          <table:covered-table-cell/>
          <table:covered-table-cell/>
          <table:table-cell table:style-name="Tableau1.A1" table:number-columns-spanned="4" office:value-type="string">
            <text:p text:style-name="P5">ça pique les yeux !</text:p>
            <text:p text:style-name="P21">final</text:p>
          </table:table-cell>
          <table:covered-table-cell/>
          <table:covered-table-cell/>
          <table:covered-table-cell/>
          <table:table-cell table:style-name="Tableau1.H1" office:value-type="string">
            <text:p text:style-name="P7"><text:span text:style-name="T8">év</text:span><text:span text:style-name="T5">a</text:span>l</text:p>
          </table:table-cell>
        </table:table-row>
        <table:table-row table:style-name="TableLine1567841090000">
          <table:table-cell table:style-name="Tableau1.A2" table:number-columns-spanned="8" office:value-type="string">
            <text:p text:style-name="P1"/>
            <text:p text:style-name="P13">Rédige quelques mots pour expliquer ce que tu as choisi de faire pour répondre au sujet :</text:p>
            <text:p text:style-name="P17">..…....……..…..……..….....…......…..…....….……..…..…..…..…...…...…..…...………...………..…...…..………..…....….….....……..........…...……………..…..….......…...…...……………...…..…..…..…...…...………..…..……..…..…..…....…...…..…...…...…...…..…..….……...…....…...………………....….......…………..…...…..…….…..….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67841090000">
          <table:table-cell table:style-name="Tableau1.A3" office:value-type="string">
            <text:p text:style-name="P22"><text:span text:style-name="T4">3</text:span>1</text:p>
          </table:table-cell>
          <table:table-cell table:style-name="Tableau1.A2" table:number-columns-spanned="7" office:value-type="string">
            <text:p text:style-name="P23"><text:span text:style-name="T6">Décrire</text:span>, à l'aide d'un <text:span text:style-name="T6">vocabulaire </text:span><text:span text:style-name="T7">approprié</text:span><text:span text:style-name="T1">, </text:span>ses productions plastiqu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67841090000">
          <table:table-cell table:style-name="Tableau1.A3" table:number-columns-spanned="4" office:value-type="string">
            <text:p text:style-name="P26">* <text:span text:style-name="T9">pas d’explication, ou incompréhensibles</text:span></text:p>
            <text:p text:style-name="P26">*<text:span text:style-name="T9">pas de phrases</text:span></text:p>
            <text:p text:style-name="P26">*<text:span text:style-name="T9">vocabulaire employé inapproprié</text:span></text:p>
          </table:table-cell>
          <table:covered-table-cell/>
          <table:covered-table-cell/>
          <table:covered-table-cell/>
          <table:table-cell table:style-name="Tableau1.A3" office:value-type="string">
            <text:p text:style-name="P26">* <text:span text:style-name="T9">présence d’explications</text:span></text:p>
            <text:p text:style-name="P26">* <text:span text:style-name="T9">présence de phrases</text:span></text:p>
            <text:p text:style-name="P26">* <text:span text:style-name="T9">emploi de termes entendus en cours</text:span></text:p>
            <text:p text:style-name="P26"/>
          </table:table-cell>
          <table:table-cell table:style-name="Tableau1.A3" office:value-type="string">
            <text:p text:style-name="P27">*explications claires </text:p>
            <text:p text:style-name="P27">*phrases correctes</text:p>
            <text:p text:style-name="P27">*vocabulaire approprié</text:p>
          </table:table-cell>
          <table:table-cell table:style-name="Tableau1.A2" table:number-columns-spanned="2" office:value-type="string">
            <text:p text:style-name="P27">*explications claires et riches,</text:p>
            <text:p text:style-name="P27">*phrases bien tournées</text:p>
            <text:p text:style-name="P27">*vocabulaire spécifique employé</text:p>
          </table:table-cell>
          <table:covered-table-cell/>
        </table:table-row>
        <table:table-row table:style-name="TableLine1567841090000">
          <table:table-cell table:style-name="Tableau1.A3" table:number-columns-spanned="4" office:value-type="string">
            <text:p text:style-name="P9">ins<text:span text:style-name="T8">atisfaisant</text:span></text:p>
          </table:table-cell>
          <table:covered-table-cell/>
          <table:covered-table-cell/>
          <table:covered-table-cell/>
          <table:table-cell table:style-name="Tableau1.A3" office:value-type="string">
            <text:p text:style-name="P10">frag<text:span text:style-name="T8">ile</text:span></text:p>
          </table:table-cell>
          <table:table-cell table:style-name="Tableau1.A3" office:value-type="string">
            <text:p text:style-name="P11">sat<text:span text:style-name="T8">isfaisant</text:span></text:p>
          </table:table-cell>
          <table:table-cell table:style-name="Tableau1.A2" table:number-columns-spanned="2" office:value-type="string">
            <text:p text:style-name="P12">T.sat<text:span text:style-name="T8">isfaisant</text:span></text:p>
          </table:table-cell>
          <table:covered-table-cell/>
        </table:table-row>
        <table:table-row table:style-name="TableLine1567841090000">
          <table:table-cell table:style-name="Tableau1.A2" table:number-columns-spanned="8" office:value-type="string">
            <text:p text:style-name="P9"/>
            <text:p text:style-name="P14">détaille les effets produits par tes choix :</text:p>
            <text:p text:style-name="P14"><text:span text:style-name="T10">..…....……..…..……..….....…......…..…....….……..…..…..…..…...…...…..…...………...………..…...…..………..…....….….....……..........…...……………..…..….......…...…...……………...…..…..…..…...…...………..…..……..…..…..…....…...…..…...…...…...…..…..….……...…....…...………………....….......…………..…...…..…….…..….</text:span></text:p>
            <text:p text:style-name="P14"><text:span text:style-name="T1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67841090000">
          <table:table-cell table:style-name="Tableau1.A3" office:value-type="string">
            <text:p text:style-name="P8">11</text:p>
          </table:table-cell>
          <table:table-cell table:style-name="Tableau1.A2" table:number-columns-spanned="7" office:value-type="string">
            <text:p text:style-name="P8">Faire des <text:span text:style-name="T6">choix </text:span><text:span text:style-name="T3">en fonction des effets</text:span><text:span text:style-name="T2"> qu'ils produisen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67841090000">
          <table:table-cell table:style-name="Tableau1.A3" table:number-columns-spanned="4" office:value-type="string">
            <text:p text:style-name="P18">*Travail fait au hasard</text:p>
            <text:p text:style-name="P18">*pas de choix particulier</text:p>
            <text:p text:style-name="P18">*pas d’effet repéré</text:p>
          </table:table-cell>
          <table:covered-table-cell/>
          <table:covered-table-cell/>
          <table:covered-table-cell/>
          <table:table-cell table:style-name="Tableau1.A3" office:value-type="string">
            <text:p text:style-name="P19">* <text:span text:style-name="T9">l’élève a fait des choix, mais sans pourvoir les justifier au regard du sujet ou des effets produits</text:span></text:p>
          </table:table-cell>
          <table:table-cell table:style-name="Tableau1.A3" office:value-type="string">
            <text:p text:style-name="P19">* <text:span text:style-name="T9">l’élève sait justifier ses choix</text:span></text:p>
            <text:p text:style-name="P19">* <text:span text:style-name="T9">l’élève sait nommer les effets produits</text:span></text:p>
          </table:table-cell>
          <table:table-cell table:style-name="Tableau1.A2" table:number-columns-spanned="2" office:value-type="string">
            <text:p text:style-name="P19">* <text:span text:style-name="T9">choix pertinents et argumentés</text:span></text:p>
            <text:p text:style-name="P19">* <text:span text:style-name="T9">effets repérés et travaillés à dessein</text:span></text:p>
          </table:table-cell>
          <table:covered-table-cell/>
        </table:table-row>
        <table:table-row table:style-name="TableLine1567841090000">
          <table:table-cell table:style-name="Tableau1.A3" table:number-columns-spanned="4" office:value-type="string">
            <text:p text:style-name="P9">ins<text:span text:style-name="T8">atisfaisant</text:span></text:p>
          </table:table-cell>
          <table:covered-table-cell/>
          <table:covered-table-cell/>
          <table:covered-table-cell/>
          <table:table-cell table:style-name="Tableau1.A3" office:value-type="string">
            <text:p text:style-name="P10">frag<text:span text:style-name="T8">ile</text:span></text:p>
          </table:table-cell>
          <table:table-cell table:style-name="Tableau1.A3" office:value-type="string">
            <text:p text:style-name="P11">sat<text:span text:style-name="T8">isfaisant</text:span></text:p>
          </table:table-cell>
          <table:table-cell table:style-name="Tableau1.A2" table:number-columns-spanned="2" office:value-type="string">
            <text:p text:style-name="P12">T.sat<text:span text:style-name="T8">isfaisant</text:span></text:p>
          </table:table-cell>
          <table:covered-table-cell/>
        </table:table-row>
        <table:table-row table:style-name="TableLine1567841090000">
          <table:table-cell table:style-name="Tableau1.A2" table:number-columns-spanned="8" office:value-type="string">
            <text:p text:style-name="P16"/>
            <text:p text:style-name="P16">Qu’est-ce qui fait que ton travail se démarque de celui des autres élèves ?</text:p>
            <text:p text:style-name="P15"><text:span text:style-name="T10">..…....……..…..……..….....…......…..…....….……..…..…..…..…...…...…..…...………...………..…...…..………..…....….….....……..........…...……………..…..….......…...…...……………...…..…..…..…...…...………..…..……..…..…..…....…...…..…...…...…...…..…..….……...…....…...………………....….......…………..…...…..…….…..….</text:span></text:p>
            <text:p text:style-name="P15"><text:span text:style-name="T1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67841090000">
          <table:table-cell table:style-name="Tableau1.A3" table:number-columns-spanned="2" office:value-type="string">
            <text:p text:style-name="P24"><text:span text:style-name="T4">1</text:span>2</text:p>
          </table:table-cell>
          <table:covered-table-cell/>
          <table:table-cell table:style-name="Tableau1.A2" table:number-columns-spanned="6" office:value-type="string">
            <text:p text:style-name="P25">Rechercher une <text:span text:style-name="T6">expression personnelle</text:span> en s'éloignant des stéréotypes.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567841090000">
          <table:table-cell table:style-name="Tableau1.A3" table:number-columns-spanned="4" office:value-type="string">
            <text:p text:style-name="P20">Travail calqué sur celui d’un camarade et/ou de celui d’un artiste vu en classe</text:p>
          </table:table-cell>
          <table:covered-table-cell/>
          <table:covered-table-cell/>
          <table:covered-table-cell/>
          <table:table-cell table:style-name="Tableau1.A3" office:value-type="string">
            <text:p text:style-name="P20">Travail inspiré par</text:p>
            <text:p text:style-name="P20">celui d’un camarade et/ou de celui d’un artiste vu en classe</text:p>
          </table:table-cell>
          <table:table-cell table:style-name="Tableau1.A3" office:value-type="string">
            <text:p text:style-name="P20">Travail personnel et singulier</text:p>
          </table:table-cell>
          <table:table-cell table:style-name="Tableau1.A2" table:number-columns-spanned="2" office:value-type="string">
            <text:p text:style-name="P20">Travail personnel et singulier, avec forte empreinte de la personnalité de l’élève /du fruit de sa réflexion personnelle sur le sujet donné</text:p>
          </table:table-cell>
          <table:covered-table-cell/>
        </table:table-row>
        <table:table-row table:style-name="TableLine1567841090000">
          <table:table-cell table:style-name="Tableau1.A3" table:number-columns-spanned="4" office:value-type="string">
            <text:p text:style-name="P9">ins<text:span text:style-name="T8">atisfaisant</text:span></text:p>
          </table:table-cell>
          <table:covered-table-cell/>
          <table:covered-table-cell/>
          <table:covered-table-cell/>
          <table:table-cell table:style-name="Tableau1.A3" office:value-type="string">
            <text:p text:style-name="P10">frag<text:span text:style-name="T8">ile</text:span></text:p>
          </table:table-cell>
          <table:table-cell table:style-name="Tableau1.A3" office:value-type="string">
            <text:p text:style-name="P11">sat<text:span text:style-name="T8">isfaisant</text:span></text:p>
          </table:table-cell>
          <table:table-cell table:style-name="Tableau1.A2" table:number-columns-spanned="2" office:value-type="string">
            <text:p text:style-name="P12">T.sat<text:span text:style-name="T8">isfaisant</text:span></text:p>
          </table:table-cell>
          <table:covered-table-cell/>
        </table:table-row>
      </table:table>
      <text:p text:style-name="Standard"/>
      <text:p text:style-name="Standard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Verdana" svg:font-family="Verdana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Verdana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Verdana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0T09:51:50.379000000</meta:creation-date>
    <dc:date>2023-01-10T13:37:00.322000000</dc:date>
    <meta:editing-duration>PT1H30M29S</meta:editing-duration>
    <meta:editing-cycles>10</meta:editing-cycles>
    <meta:generator>LibreOffice/7.1.5.2$Windows_X86_64 LibreOffice_project/85f04e9f809797b8199d13c421bd8a2b025d52b5</meta:generator>
    <meta:document-statistic meta:table-count="1" meta:image-count="0" meta:object-count="0" meta:page-count="1" meta:paragraph-count="53" meta:word-count="241" meta:character-count="2371" meta:non-whitespace-character-count="2181"/>
  </office:meta>
</office:document-meta>
</file>